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Droid Serif1" svg:font-family="'Droid Serif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 style:master-page-name="Standard">
      <style:paragraph-properties fo:margin-top="0in" fo:margin-bottom="0.139in" loext:contextual-spacing="false" style:page-number="1"/>
    </style:style>
    <style:style style:name="P3" style:family="paragraph" style:parent-style-name="Standard" style:list-style-name="WWNum2">
      <style:paragraph-properties fo:margin-left="0.5in" fo:margin-right="0in" fo:margin-top="0in" fo:margin-bottom="0.139in" loext:contextual-spacing="true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in" fo:margin-bottom="0.139in" loext:contextual-spacing="true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margin-top="0in" fo:margin-bottom="0.139in" loext:contextual-spacing="true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in" fo:margin-bottom="0.139in" loext:contextual-spacing="tru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.139in" loext:contextual-spacing="true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margin-top="0in" fo:margin-bottom="0.139in" loext:contextual-spacing="true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in" fo:margin-bottom="0.139in" loext:contextual-spacing="true" fo:text-indent="-0.25in" style:auto-text-indent="false"/>
      <style:text-properties officeooo:rsid="00047ec0" officeooo:paragraph-rsid="00047ec0"/>
    </style:style>
    <style:style style:name="P10" style:family="paragraph" style:parent-style-name="Standard" style:list-style-name="WWNum4">
      <style:paragraph-properties fo:margin-left="0.5in" fo:margin-right="0in" fo:margin-top="0in" fo:margin-bottom="0.139in" loext:contextual-spacing="true" fo:text-indent="-0.25in" style:auto-text-indent="false"/>
      <style:text-properties officeooo:rsid="00047ec0" officeooo:paragraph-rsid="00047ec0"/>
    </style:style>
    <style:style style:name="P11" style:family="paragraph" style:parent-style-name="Standard" style:list-style-name="WWNum1">
      <style:paragraph-properties fo:margin-left="0.5in" fo:margin-right="0in" fo:margin-top="0in" fo:margin-bottom="0.139in" loext:contextual-spacing="true" fo:text-indent="-0.25in" style:auto-text-indent="false"/>
      <style:text-properties officeooo:rsid="00047ec0" officeooo:paragraph-rsid="00047ec0"/>
    </style:style>
    <style:style style:name="P12" style:family="paragraph" style:parent-style-name="Standard" style:list-style-name="WWNum4">
      <style:paragraph-properties fo:margin-left="1in" fo:margin-right="0in" fo:margin-top="0in" fo:margin-bottom="0.139in" loext:contextual-spacing="true" fo:text-indent="-0.25in" style:auto-text-indent="false"/>
    </style:style>
    <style:style style:name="P13" style:family="paragraph" style:parent-style-name="Standard" style:list-style-name="WWNum4">
      <style:paragraph-properties fo:margin-left="1.5in" fo:margin-right="0in" fo:margin-top="0in" fo:margin-bottom="0.139in" loext:contextual-spacing="true" fo:text-indent="-0.25in" style:auto-text-indent="false"/>
    </style:style>
    <style:style style:name="P14" style:family="paragraph" style:parent-style-name="Standard" style:list-style-name="WWNum1">
      <style:paragraph-properties fo:margin-top="0in" fo:margin-bottom="0.139in" loext:contextual-spacing="true"/>
      <style:text-properties officeooo:paragraph-rsid="00072ed7"/>
    </style:style>
    <style:style style:name="P15" style:family="paragraph" style:parent-style-name="Standard" style:list-style-name="WWNum1">
      <style:paragraph-properties fo:margin-top="0in" fo:margin-bottom="0.139in" loext:contextual-spacing="true"/>
      <style:text-properties officeooo:rsid="00047ec0" officeooo:paragraph-rsid="00072ed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47ec0"/>
    </style:style>
    <style:style style:name="T3" style:family="text">
      <style:text-properties style:text-underline-style="none" officeooo:rsid="000786cf"/>
    </style:style>
    <style:style style:name="T4" style:family="text">
      <style:text-properties officeooo:rsid="00047ec0"/>
    </style:style>
    <style:style style:name="T5" style:family="text">
      <style:text-properties officeooo:rsid="000786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y <text:span text:style-name="T5">5</text:span></text:p>
      <text:p text:style-name="P1">Lesson I</text:p>
      <text:list xml:id="list2741703815628297451" text:style-name="WWNum2">
        <text:list-item>
          <text:p text:style-name="P3">Repeat <text:span text:style-name="T4">last week</text:span> (25 mins)</text:p>
        </text:list-item>
        <text:list-item>
          <text:p text:style-name="P3">Emphasis: paths in linux (20 mins)</text:p>
        </text:list-item>
      </text:list>
      <text:p text:style-name="P1">Lesson II</text:p>
      <text:list xml:id="list7802827475762155779" text:style-name="WWNum3">
        <text:list-item>
          <text:p text:style-name="P4">Introduce: <text:span text:style-name="T4">stdout, stdin, input/output redirection <text:s/>and pipes</text:span> (30 mins)</text:p>
        </text:list-item>
        <text:list-item>
          <text:p text:style-name="P4">Exercise: <text:span text:style-name="T4">run ls redirecting to file, cat with no input, echo with sed</text:span> (15 mins)</text:p>
        </text:list-item>
      </text:list>
      <text:p text:style-name="P1">Lesson III</text:p>
      <text:list xml:id="list7716215381741618044" text:style-name="WWNum6">
        <text:list-item>
          <text:p text:style-name="P5">Introduce: <text:span text:style-name="T4">simple shell script ‘Hello World’ and env variables, user input variables</text:span> (30 mins)</text:p>
        </text:list-item>
        <text:list-item>
          <text:p text:style-name="P5">Exercise: <text:span text:style-name="T2">Hello World using env variables and user input</text:span></text:p>
        </text:list-item>
        <text:list-item>
          <text:p text:style-name="P9"><text:span text:style-name="T2">E</text:span><text:span text:style-name="T1">xercise 2: simple script illustrating the use of variables and how they are change</text:span><text:span text:style-name="T3">d</text:span></text:p>
        </text:list-item>
      </text:list>
      <text:p text:style-name="P1">Lesson IV</text:p>
      <text:list xml:id="list6556420132009347044" text:style-name="WWNum5">
        <text:list-item>
          <text:p text:style-name="P6">Introduce: <text:span text:style-name="T2">test and [ ] , </text:span><text:span text:style-name="T3">redirect stdout to dev null</text:span></text:p>
        </text:list-item>
        <text:list-item>
          <text:p text:style-name="P6">Exercise: <text:span text:style-name="T2">magic number script</text:span></text:p>
        </text:list-item>
      </text:list>
      <text:p text:style-name="P1">Lesson V</text:p>
      <text:list xml:id="list4682900008372465369" text:style-name="WWNum4">
        <text:list-item>
          <text:p text:style-name="P10"><text:span text:style-name="T1">Introduce while loop and case</text:span></text:p>
        </text:list-item>
        <text:list-item>
          <text:p text:style-name="P10"><text:span text:style-name="T1">Exercise: menu script</text:span></text:p>
        </text:list-item>
      </text:list>
      <text:p text:style-name="P1">Lesson VI</text:p>
      <text:list xml:id="list6335463386453269543" text:style-name="WWNum1">
        <text:list-item>
          <text:p text:style-name="P11"><text:span text:style-name="T1">Repeat github </text:span></text:p>
        </text:list-item>
        <text:list-item>
          <text:p text:style-name="P14">VCS Introduction (25 mIns)</text:p>
          <text:list>
            <text:list-item>
              <text:p text:style-name="P14">Show revisions in google docs</text:p>
            </text:list-item>
            <text:list-item>
              <text:p text:style-name="P14">What are vcs good for?</text:p>
              <text:list>
                <text:list-item>
                  <text:p text:style-name="P14">Collaboration</text:p>
                </text:list-item>
                <text:list-item>
                  <text:p text:style-name="P14">Rolling back</text:p>
                </text:list-item>
              </text:list>
            </text:list-item>
          </text:list>
        </text:list-item>
        <text:list-item>
          <text:p text:style-name="P14"><text:span text:style-name="T2">check that all students have </text:span><text:s/>github accounts</text:p>
        </text:list-item>
        <text:list-item>
          <text:p text:style-name="P14">Introduce: git command, man page ( 5 mins )</text:p>
        </text:list-item>
        <text:list-item>
          <text:p text:style-name="P14">Introduce: git config (5 mins)</text:p>
        </text:list-item>
        <text:list-item>
          <text:p text:style-name="P15"><text:span text:style-name="T1">Exercise: config git username and password</text:span></text:p>
          <text:p text:style-name="P11"><text:span text:style-name="T1"/></text:p>
          <text:p text:style-name="P11"><text:span text:style-name="T1"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Droid Serif1" svg:font-family="'Droid Serif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Roboto" fo:font-size="10pt" fo:language="en" fo:country="US" fo:font-style="normal" style:text-underline-style="none" fo:font-weight="normal" style:letter-kerning="true" style:font-name-asian="Roboto1" style:font-size-asian="10pt" style:language-asian="zh" style:country-asian="CN" style:font-style-asian="normal" style:font-weight-asian="normal" style:font-name-complex="Roboto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Roboto" fo:font-size="10pt" fo:language="en" fo:country="US" fo:font-style="normal" style:text-underline-style="none" fo:font-weight="normal" style:letter-kerning="true" fo:background-color="#ffffff" style:font-name-asian="Roboto1" style:font-size-asian="10pt" style:language-asian="zh" style:country-asian="CN" style:font-style-asian="normal" style:font-weight-asian="normal" style:font-name-complex="Roboto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.139in" loext:contextual-spacing="false" fo:line-height="115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/>
      <style:text-properties style:font-name="Roboto Condensed" fo:font-family="'Roboto Condensed'" style:font-family-generic="roman" style:font-pitch="variable" fo:font-size="18pt" fo:font-weight="bold" style:font-name-asian="Roboto Condensed1" style:font-family-asian="'Roboto Condensed'" style:font-family-generic-asian="system" style:font-pitch-asian="variable" style:font-size-asian="18pt" style:font-weight-asian="bold" style:font-name-complex="Roboto Condensed1" style:font-family-complex="'Roboto Condensed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/>
      <style:text-properties style:font-name="Roboto Condensed" fo:font-family="'Roboto Condensed'" style:font-family-generic="roman" style:font-pitch="variable" fo:font-size="14pt" style:text-underline-style="solid" style:text-underline-width="auto" style:text-underline-color="font-color" fo:font-weight="bold" style:font-name-asian="Roboto Condensed1" style:font-family-asian="'Roboto Condensed'" style:font-family-generic-asian="system" style:font-pitch-asian="variable" style:font-size-asian="14pt" style:font-weight-asian="bold" style:font-name-complex="Roboto Condensed1" style:font-family-complex="'Roboto Condensed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style:font-name="Droid Serif" fo:font-family="'Droid Serif'" style:font-family-generic="roman" style:font-pitch="variable" fo:font-size="12pt" fo:font-weight="bold" style:font-name-asian="Droid Serif1" style:font-family-asian="'Droid Serif'" style:font-family-generic-asian="system" style:font-pitch-asian="variable" style:font-size-asian="12pt" style:font-weight-asian="bold" style:font-name-complex="Droid Serif1" style:font-family-complex="'Droid Serif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/>
      <style:text-properties fo:color="#666666" style:font-name="Droid Serif" fo:font-family="'Droid Serif'" style:font-family-generic="roman" style:font-pitch="variable" fo:font-size="12pt" fo:font-style="italic" style:font-name-asian="Droid Serif1" style:font-family-asian="'Droid Serif'" style:font-family-generic-asian="system" style:font-pitch-asian="variable" style:font-size-asian="12pt" style:font-style-asian="italic" style:font-name-complex="Droid Serif1" style:font-family-complex="'Droid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/>
      <style:text-properties fo:color="#666666"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/>
      <style:text-properties style:font-name="Roboto Condensed" fo:font-family="'Roboto Condensed'" style:font-family-generic="roman" style:font-pitch="variable" fo:font-size="36pt" fo:font-weight="bold" style:font-name-asian="Roboto Condensed1" style:font-family-asian="'Roboto Condensed'" style:font-family-generic-asian="system" style:font-pitch-asian="variable" style:font-size-asian="36pt" style:font-weight-asian="bold" style:font-name-complex="Roboto Condensed1" style:font-family-complex="'Roboto Condensed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/>
      <style:text-properties fo:color="#666666" style:font-name="Droid Serif" fo:font-family="'Droid Serif'" style:font-family-generic="roman" style:font-pitch="variable" fo:font-size="18pt" fo:font-style="italic" style:font-name-asian="Droid Serif1" style:font-family-asian="'Droid Serif'" style:font-family-generic-asian="system" style:font-pitch-asian="variable" style:font-size-asian="18pt" style:font-style-asian="italic" style:font-name-complex="Droid Serif1" style:font-family-complex="'Droid Serif'" style:font-family-generic-complex="system" style:font-pitch-complex="variable" style:font-size-complex="18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8T15:31:13.248601517</dc:date>
    <meta:editing-duration>PT10M3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178" meta:character-count="934" meta:non-whitespace-character-count="804"/>
  </office:meta>
</office:document-meta>
</file>